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3.0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4pt" style:language-asian="zh" style:country-asian="CN" style:font-style-asian="normal" style:font-weight-asian="bold" style:font-size-complex="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8pt" style:font-size-asian="8pt" style:font-size-complex="8pt"/>
    </style:style>
    <style:style style:name="ce12" style:family="table-cell" style:parent-style-name="Defaul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dar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>
            <text:p>Lesson No</text:p>
          </table:table-cell>
          <table:table-cell table:style-name="ce4" office:value-type="string" calcext:value-type="string">
            <text:p>Datums</text:p>
          </table:table-cell>
          <table:table-cell table:style-name="ce7" office:value-type="string" calcext:value-type="string">
            <text:p>Nodarbības ilgums</text:p>
          </table:table-cell>
          <table:table-cell table:style-name="ce8" office:value-type="string" calcext:value-type="string">
            <text:p>Tēma</text:p>
          </table:table-cell>
          <table:table-cell table:style-name="ce12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27.01" calcext:value-type="float">
            <text:p>27.0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equest lifecycle, frontend vs bacneknd, xampp setup, introduction to PHP, variables and types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28.01" calcext:value-type="float">
            <text:p>28.0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onditions, control flow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30.01" calcext:value-type="float">
            <text:p>30.0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loops, functions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uper simple web app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lasses - objects explained, private, public, protected, static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lasses - inheritance, interfaces, traits, OOP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tart of basic MVC - routing, controolers, views - with global variables (I know it is bad, bear with me)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0.02" calcext:value-type="float">
            <text:p>10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Buffer</text:span> lecture, practical day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11.02" calcext:value-type="float">
            <text:p>11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ata storage, serialization, formatting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3.02" calcext:value-type="float">
            <text:p>13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asic repository + model for MVC (file storage, store JSON)</text:p>
          </table:table-cell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atabases. Introduction no Relational DBs, MySQ, mysql queries - select, create, update, delete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18.02" calcext:value-type="float">
            <text:p>18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advanced queries - aggregate functions, group by, joins etc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20.02" calcext:value-type="float">
            <text:p>20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FInish MVC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22.02" calcext:value-type="float">
            <text:p>22.02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<text:span text:style-name="T1">Buffer</text:span> lecture, practical day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4.02" calcext:value-type="float">
            <text:p>24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epeat basic JS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5.02" calcext:value-type="float">
            <text:p>25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epeat VueJS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float" office:value="27.02" calcext:value-type="float">
            <text:p>27.0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PM, packages, webpack, parcel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AJAX, REST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EST backend part 1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5.03" calcext:value-type="float">
            <text:p>5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EST backend part 2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7.03" calcext:value-type="float">
            <text:p>7.03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<text:span text:style-name="T1">Buffe</text:span>r lecture, practical day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float" office:value="9.03" calcext:value-type="float">
            <text:p>9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Vue components part 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float" office:value="10.03" calcext:value-type="float">
            <text:p>10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Vue compoennts part 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12.03" calcext:value-type="float">
            <text:p>12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Practical day, vue components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16.03" calcext:value-type="float">
            <text:p>16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tate management, Vuex 1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17.03" calcext:value-type="float">
            <text:p>17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Vuex 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float" office:value="19.03" calcext:value-type="float">
            <text:p>19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Vue router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float" office:value="21.03" calcext:value-type="float">
            <text:p>21.03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Developing modern Vue APP, practical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3.03" calcext:value-type="float">
            <text:p>23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eveloping modern Vue APP, practical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24.03" calcext:value-type="float">
            <text:p>24.0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eveloping modern Vue APP, practica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Kopā</text:p>
          </table:table-cell>
          <table:table-cell table:style-name="ce6" office:value-type="float" office:value="102" calcext:value-type="float">
            <text:p>102</text:p>
          </table:table-cell>
          <table:table-cell table:style-name="ce10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itenes" table:style-name="ta1">
        <table:table-column table:style-name="co6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Vārd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arja Kolesni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ne Dankba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ima Vasi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da Grinfel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a Sali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ra Balt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a Plaud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ana Lastovki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gija Graud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ita Skuj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rmite Po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ta Raitum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 Marta Jirgens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4118in" fo:margin-bottom="0.7874in" fo:margin-left="0.352in" fo:margin-right="0.787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08:41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1-28T12:13:01.984000000</dc:date>
    <meta:editing-duration>PT1H4M24S</meta:editing-duration>
    <meta:editing-cycles>4</meta:editing-cycles>
    <meta:print-date>2020-01-28T12:09:14.819000000</meta:print-date>
    <meta:document-statistic meta:table-count="2" meta:cell-count="154" meta:object-count="0"/>
  </office:meta>
</office:document-meta>
</file>